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3">
      <style:paragraph-properties fo:margin-top="0.1665in" fo:margin-bottom="0.0835in" fo:keep-with-next="always"/>
      <style:text-properties style:font-name="Arial" style:font-name-asian="DejaVu Sans" style:font-name-complex="DejaVu Sans"/>
    </style:style>
    <style:style style:name="P3" style:family="paragraph" style:parent-style-name="Heading_20_4">
      <style:paragraph-properties fo:margin-top="0.1665in" fo:margin-bottom="0.0835in" fo:keep-with-next="always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Arial" style:font-name-asian="DejaVu Sans" style:font-name-complex="DejaVu Sans"/>
    </style:style>
    <style:style style:name="T1" style:family="text">
      <style:text-properties style:font-name="Arial" style:font-name-asian="DejaVu Sans" style:font-name-complex="DejaVu Sans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er Template Cost</text:h>
      <text:h text:style-name="Heading_20_2" text:outline-level="2">Base Template</text:h>
      <text:h text:style-name="Heading_20_3" text:outline-level="3">Powers</text:h>
      <text:h text:style-name="Heading_20_4" text:outline-level="4">Levitation Impeller</text:h>
      <text:p text:style-name="Text_20_body">Levitation PHB pg.248 </text:p>
      <text:p text:style-name="Text_20_body">2nd Spell x 3rd caster x 1800 command word) = <text:s/>10800 GP</text:p>
      <text:h text:style-name="Heading_20_4" text:outline-level="4">Enchanted Glass</text:h>
      <text:p text:style-name="Text_20_body">Shield PHB pg.278 </text:p>
      <text:p text:style-name="Text_20_body">1st Spell x 1st caster x 2000 continuous x 2 1 min/level) = 4000 GP</text:p>
      <text:h text:style-name="Heading_20_3" text:outline-level="3">Totals</text:h>
      <text:h text:style-name="Heading_20_4" text:outline-level="4">Base template cost</text:h>
      <text:p text:style-name="Text_20_body">10800 + 4000 = 14800 GP</text:p>
      <text:h text:style-name="Heading_20_2" text:outline-level="2">Protector</text:h>
      <text:h text:style-name="Heading_20_3" text:outline-level="3">Powers</text:h>
      <text:h text:style-name="Heading_20_4" text:outline-level="4">Cause Pain </text:h>
      <text:p text:style-name="Text_20_body">Inflict Minor Wounds PHB Pg.244</text:p>
      <text:p text:style-name="Text_20_body">0th Spell x 1st Caster x 1800 command word = 900</text:p>
      <text:h text:style-name="Heading_20_4" text:outline-level="4">Summon Token Bearer </text:h>
      <text:p text:style-name="Text_20_body">Teleport PHB Pg.292</text:p>
      <text:p text:style-name="Text_20_body">5th Spell x 9th x 1800 command word / (5/3) uses/day = 48600</text:p>
      <text:h text:style-name="Heading_20_4" text:outline-level="4">Transmute to tree </text:h>
      <text:p text:style-name="Text_20_body">Polymorph Any object PHB Pg. 263</text:p>
      <text:p text:style-name="Text_20_body">8th Spell x 15th x 1800 command word / (5/1) uses/day = 43200</text:p>
      <text:h text:style-name="Heading_20_3" text:outline-level="3">Properties</text:h>
      <text:h text:style-name="Heading_20_4" text:outline-level="4">Speed (fly) + 10</text:h>
      <text:p text:style-name="Text_20_body">Longstrider PHB Pg. 249</text:p>
      <text:p text:style-name="Text_20_body">1st Spell x 1st Caster x 2000 continuous = 2000</text:p>
      <text:h text:style-name="Heading_20_4" text:outline-level="4"><text:soft-page-break/>Feat (Dodge)</text:h>
      <text:p text:style-name="Text_20_body">Arbitrary to power level</text:p>
      <text:p text:style-name="Text_20_body">0th Spell x 1st Caster x 2000 continuous = 1000</text:p>
      <text:h text:style-name="Heading_20_4" text:outline-level="4">Hide + 5</text:h>
      <text:p text:style-name="Text_20_body">5^2 x 100 = 2500</text:p>
      <text:h text:style-name="Heading_20_3" text:outline-level="3">Cost Effects (Total: Base + 900 + 48600 + 43200 + 2000 + 1000 + 2500 = 113000)</text:h>
      <text:h text:style-name="Heading_20_4" text:outline-level="4">Similar Properties</text:h>
      <text:p text:style-name="Text_20_body">Usable qualities are all spell like effects</text:p>
      <text:p text:style-name="Text_20_body">48600 + (43200 x .75) + ((2500 + 2000 + 1000 + 900 + base) x .5) = 91600</text:p>
      <text:h text:style-name="Heading_20_4" text:outline-level="4">Specific class or alignment</text:h>
      <text:p text:style-name="Text_20_body">Must be a token bearer to use</text:p>
      <text:p text:style-name="Text_20_body">113000 x .3 = 33900</text:p>
      <text:h text:style-name="Heading_20_3" text:outline-level="3">Totals (After Effects: 91600 – 33900 = 57700 GP)</text:h>
      <text:h text:style-name="Heading_20_4" text:outline-level="4">In dollars</text:h>
      <text:p text:style-name="Text_20_body">57700 GP x 100$/GP = $5,770,000</text:p>
      <text:h text:style-name="Heading_20_2" text:outline-level="2" text:is-list-header="true">Preservers</text:h>
      <text:h text:style-name="Heading_20_3" text:outline-level="3">Powers</text:h>
      <text:h text:style-name="Heading_20_4" text:outline-level="4">Seal wounds</text:h>
      <text:p text:style-name="Text_20_body">0th Spell x 1st Caster x 1800 command word = 900</text:p>
      <text:p text:style-name="Text_20_body">Arbitrary to power level</text:p>
      <text:h text:style-name="Heading_20_4" text:outline-level="4">Necrotic Fire Shield</text:h>
      <text:p text:style-name="Text_20_body">Fire Shield PHB Pg. 230</text:p>
      <text:p text:style-name="Text_20_body">4th Spell x 7th Caster x 1800 command word / (5/3) uses/day = 30240</text:p>
      <text:h text:style-name="Heading_20_4" text:outline-level="4">Create Bloodberry</text:h>
      <text:p text:style-name="Text_20_body">8th Spell x 15th Caster x 1800 Command word / (5/1) uses/day = 43200</text:p>
      <text:p text:style-name="Text_20_body">Polymorph Any Object PHB Pg.263</text:p>
      <text:h text:style-name="Heading_20_3" text:outline-level="3">Properties</text:h>
      <text:h text:style-name="Heading_20_4" text:outline-level="4">Heal + 10</text:h>
      <text:p text:style-name="Text_20_body">10^2*100 = 10000</text:p>
      <text:h text:style-name="Heading_20_3" text:outline-level="3"><text:soft-page-break/>Cost Effects (Total: Base + 900 + 30240 + 43200 = 99140)</text:h>
      <text:h text:style-name="Heading_20_4" text:outline-level="4">Similar Properties</text:h>
      <text:p text:style-name="Text_20_body">Usable qualities are all spell like effects</text:p>
      <text:p text:style-name="Text_20_body">43200 + (30240 x .75) + ((10000 + 900 + base ) x .5) = 78730</text:p>
      <text:h text:style-name="Heading_20_4" text:outline-level="4">Specific class or alignment</text:h>
      <text:p text:style-name="Text_20_body">Must be a token bearer to use</text:p>
      <text:p text:style-name="Text_20_body">99140 x .3 = 29742</text:p>
      <text:h text:style-name="Heading_20_3" text:outline-level="3">Totals (After Effects: 78730 – 29742 = 48988 GP)</text:h>
      <text:h text:style-name="Heading_20_4" text:outline-level="4">In dollars</text:h>
      <text:p text:style-name="Text_20_body">48988 GP x 100$/GP = $4,898,800</text:p>
      <text:h text:style-name="Heading_20_2" text:outline-level="2" text:is-list-header="true">Plant Tender</text:h>
      <text:h text:style-name="Heading_20_3" text:outline-level="3">Powers</text:h>
      <text:h text:style-name="Heading_20_4" text:outline-level="4">Store Seed</text:h>
      <text:p text:style-name="Text_20_body">Prestidigitation PHB Pg. 264</text:p>
      <text:p text:style-name="Text_20_body">0th Spell x 1st Caster x 1800 command word = 900</text:p>
      <text:h text:style-name="Heading_20_4" text:outline-level="4">Vilyan's Purity</text:h>
      <text:p text:style-name="Text_20_body">Teleport Circle PHB Pg. 293</text:p>
      <text:p text:style-name="Text_20_body">4th Spell x 7th Caster x 1800 command word / (5/3) uses/day = 30240</text:p>
      <text:h text:style-name="Heading_20_4" text:outline-level="4">Fruition</text:h>
      <text:p text:style-name="Text_20_body">Arbitrary to power level</text:p>
      <text:p text:style-name="Text_20_body">7th Spell x 13th x 1800 command word / (5/1) uses/day = 32760</text:p>
      <text:h text:style-name="Heading_20_3" text:outline-level="3">Properties</text:h>
      <text:h text:style-name="Heading_20_4" text:outline-level="4">Knowledge (nature) + 10</text:h>
      <text:p text:style-name="Text_20_body">10^2 * 100 = 10000</text:p>
      <text:h text:style-name="Heading_20_4" text:outline-level="4">Knowledge (geography) + 5</text:h>
      <text:p text:style-name="Text_20_body">5^2 * 100 = <text:s/>2500</text:p>
      <text:h text:style-name="Heading_20_3" text:outline-level="3">Cost Effects (Total: 900 + 30240 + 32760 + 10000 + 2500 + base = 91200)</text:h>
      <text:h text:style-name="Heading_20_4" text:outline-level="4">Similar Properties</text:h>
      <text:p text:style-name="Text_20_body">usable qualities are all spell like effects</text:p>
      <text:p text:style-name="Text_20_body">32760 + (30240 x .75) + ((10000 + 2500 + 900 + base) x .5) = 69540</text:p>
      <text:h text:style-name="Heading_20_4" text:outline-level="4"><text:soft-page-break/>Specific class or alignment</text:h>
      <text:p text:style-name="Text_20_body">Must be a token bearer to use</text:p>
      <text:p text:style-name="Text_20_body">91200 x .3 = 27360</text:p>
      <text:h text:style-name="Heading_20_3" text:outline-level="3">Totals (After Effects: 69540 – 27360 = 42180 GP)</text:h>
      <text:h text:style-name="Heading_20_4" text:outline-level="4">In dollars</text:h>
      <text:p text:style-name="Text_20_body">42180 GP x 100$/GP = $4,218,000</text:p>
      <text:h text:style-name="Heading_20_2" text:outline-level="2" text:is-list-header="true">Cycler</text:h>
      <text:h text:style-name="Heading_20_3" text:outline-level="3">Powers</text:h>
      <text:h text:style-name="Heading_20_4" text:outline-level="4">Decomposition</text:h>
      <text:p text:style-name="Text_20_body">1st Spell x 1st caster x 1800 command word = 1800</text:p>
      <text:p text:style-name="Text_20_body">Arbitrary to power level</text:p>
      <text:h text:style-name="Heading_20_4" text:outline-level="4">Remerge</text:h>
      <text:p text:style-name="Text_20_body">3rd Spell x 5th Caster x 1800 command word / (5/3) uses/day = 16200</text:p>
      <text:p text:style-name="Text_20_body">Wood Shape PHB Pg. 303</text:p>
      <text:h text:style-name="Heading_20_4" text:outline-level="4">Ardent Purge</text:h>
      <text:p text:style-name="Text_20_body">Antipathy PHB Pg. 200</text:p>
      <text:p text:style-name="Text_20_body">8th Spell x 15th caster x 1800 command word / (5/1) uses/day = 43200</text:p>
      <text:h text:style-name="Heading_20_3" text:outline-level="3">Cost Effects (Total: 1800 + 16200 + 43200 + base = 76000)</text:h>
      <text:h text:style-name="Heading_20_4" text:outline-level="4">Similar Properties</text:h>
      <text:p text:style-name="Text_20_body">usable qualities are all spell like effects</text:p>
      <text:p text:style-name="Text_20_body">43200 x (16200 x .75) x ((1800 + base) x .5) = 63650</text:p>
      <text:h text:style-name="Heading_20_4" text:outline-level="4">Specific class or alignment</text:h>
      <text:p text:style-name="Text_20_body">Must be a token bearer to use</text:p>
      <text:p text:style-name="Text_20_body">76000 x .3 = 22800</text:p>
      <text:h text:style-name="Heading_20_3" text:outline-level="3">Totals (After Effects: 63650 – 22800 = 40850 GP)</text:h>
      <text:h text:style-name="Heading_20_4" text:outline-level="4">In dollars</text:h>
      <text:p text:style-name="Text_20_body">40850 GP x 100$/GP = $4,085,000</text:p>
      <text:h text:style-name="Heading_20_2" text:outline-level="2" text:is-list-header="true"><text:soft-page-break/>Gatekeeper</text:h>
      <text:h text:style-name="Heading_20_3" text:outline-level="3">Powers</text:h>
      <text:h text:style-name="Heading_20_4" text:outline-level="4">Alter Token</text:h>
      <text:p text:style-name="Text_20_body">Arcane Mark PHB Pg. 201</text:p>
      <text:p text:style-name="Text_20_body">0th Spell x 1st caster x 1800 Command word = 900</text:p>
      <text:h text:style-name="Heading_20_4" text:outline-level="4">Locate Token Bearer</text:h>
      <text:p text:style-name="Text_20_body">Status PHB Pg. 284</text:p>
      <text:p text:style-name="Text_20_body">2nd Spell (cleric) x 3rd Caster x 1800 command word / (5/3) uses/day = 6480</text:p>
      <text:h text:style-name="Heading_20_4" text:outline-level="4">Oath of service</text:h>
      <text:p text:style-name="Text_20_body">4th Spell x 7th Caster x 1800 command word / (5/3) = 30240</text:p>
      <text:p text:style-name="Text_20_body">Geas, Lesser PHB Pg. 235</text:p>
      <text:h text:style-name="Heading_20_3" text:outline-level="3">Properties</text:h>
      <text:h text:style-name="Heading_20_4" text:outline-level="4">Bluff + 5</text:h>
      <text:p text:style-name="Text_20_body">25^2 * 100 = 2500</text:p>
      <text:h text:style-name="Heading_20_4" text:outline-level="4">Sense Motive + 5</text:h>
      <text:p text:style-name="Text_20_body">25^2 * 100 = 2500</text:p>
      <text:h text:style-name="Heading_20_3" text:outline-level="3">Cost Effects (Total: 900 + 6480 + 30240 + 2500 + 2500 + base = 57420)</text:h>
      <text:h text:style-name="Heading_20_4" text:outline-level="4">Similar Properties</text:h>
      <text:p text:style-name="Text_20_body">Usable qualities are all spell like effects</text:p>
      <text:p text:style-name="Text_20_body">30240 x (10800 x .75) + (900 + 6480 + 2500 + 2500 + 4000)* .5) = 46530</text:p>
      <text:h text:style-name="Heading_20_4" text:outline-level="4">Specific class or alignment</text:h>
      <text:p text:style-name="Text_20_body">Must be a token bearer to use</text:p>
      <text:p text:style-name="Text_20_body">57420 x .3 = 17226</text:p>
      <text:h text:style-name="Heading_20_3" text:outline-level="3">Totals (After effects: (46530 – 17226 = 29304 GP)</text:h>
      <text:h text:style-name="Heading_20_4" text:outline-level="4">In Dollars</text:h>
      <text:p text:style-name="Text_20_body">29304 GP x 100$/GP = $2,930,400</text:p>
      <text:h text:style-name="Heading_20_2" text:outline-level="2" text:is-list-header="true"><text:soft-page-break/>Darkeyed</text:h>
      <text:h text:style-name="Heading_20_3" text:outline-level="3">Powers</text:h>
      <text:h text:style-name="Heading_20_4" text:outline-level="4">Dark Peer</text:h>
      <text:p text:style-name="Text_20_body">Darkvision PHB Pg. 216 </text:p>
      <text:p text:style-name="Text_20_body">2nd Spell x 3rd Caster x 1800 Command word = 10800</text:p>
      <text:h text:style-name="Heading_20_4" text:outline-level="4">Snuff Light</text:h>
      <text:p text:style-name="Text_20_body">Darkness PHB Pg. 216</text:p>
      <text:p text:style-name="Text_20_body">2nd Spell x 3rd Caster x 1800 Command word / (5/3) uses/day = 6480</text:p>
      <text:h text:style-name="Heading_20_4" text:outline-level="4">Shadow Step</text:h>
      <text:p text:style-name="Text_20_body">Teleport PHB Pg. 292</text:p>
      <text:p text:style-name="Text_20_body">5th Spell x 9th Caster x 1800 Command word / (5/1) uses/day = 16200</text:p>
      <text:h text:style-name="Heading_20_3" text:outline-level="3">Properties</text:h>
      <text:h text:style-name="Heading_20_4" text:outline-level="4">Spot + 5</text:h>
      <text:p text:style-name="Text_20_body">5^2 * 100 = 2500</text:p>
      <text:h text:style-name="Heading_20_4" text:outline-level="4">60 movement rate</text:h>
      <text:p text:style-name="Text_20_body">Expeditious Retreat PHB Pg. 228</text:p>
      <text:p text:style-name="Text_20_body">1st Spell x 1st Caster x 2000 continuous x 2 1 min/level = 4000</text:p>
      <text:h text:style-name="Heading_20_3" text:outline-level="3">Cost Effects (Total: 10800 + 6480 + 16200 + 2500 +4000 + base = 54780)</text:h>
      <text:h text:style-name="Heading_20_4" text:outline-level="4">Similar Properties</text:h>
      <text:p text:style-name="Text_20_body">Usable qualities are all spell like effects</text:p>
      <text:p text:style-name="Text_20_body">16200 x (10800 <text:s/>x .75) x ((Base + 6480 + 2500 + 4000) x .5) = 38190</text:p>
      <text:h text:style-name="Heading_20_4" text:outline-level="4">Specific class or alignment</text:h>
      <text:p text:style-name="Text_20_body">Must be a token bearer to use</text:p>
      <text:p text:style-name="Text_20_body">54780 <text:s/>x .3 = 16434</text:p>
      <text:h text:style-name="Heading_20_3" text:outline-level="3">Totals (After effects: 38190 – 16434 = 21756 GP)</text:h>
      <text:h text:style-name="Heading_20_4" text:outline-level="4">In dollars</text:h>
      <text:p text:style-name="Text_20_body">21756 GP x 100$/GP = $2,175,600</text:p>
      <text:h text:style-name="Heading_20_2" text:outline-level="2"><text:soft-page-break/>Brighteyed</text:h>
      <text:h text:style-name="Heading_20_3" text:outline-level="3">Powers</text:h>
      <text:h text:style-name="Heading_20_4" text:outline-level="4">Chain Spotlight</text:h>
      <text:p text:style-name="Text_20_body">Light PHB Pg. 213</text:p>
      <text:p text:style-name="Text_20_body">0th Spell x 1st Caster x 1800 Command word = 900</text:p>
      <text:h text:style-name="Heading_20_4" text:outline-level="4">Banish Shadow</text:h>
      <text:p text:style-name="Text_20_body">Daylight PHB Pg. 216</text:p>
      <text:p text:style-name="Text_20_body">3rd Spell x 5th Caster x 1800 Command word / (5/3) uses/day = 16200</text:p>
      <text:h text:style-name="Heading_20_4" text:outline-level="4">Light Step</text:h>
      <text:p text:style-name="Text_20_body">Teleport PHB Pg. 292</text:p>
      <text:p text:style-name="Text_20_body">5th Spell x 9th Caster x 1800 Command word / (5/1) uses/day = 16200</text:p>
      <text:h text:style-name="Heading_20_3" text:outline-level="3">Properties</text:h>
      <text:h text:style-name="Heading_20_4" text:outline-level="4">Spot + 5</text:h>
      <text:p text:style-name="Text_20_body">5^2 * 100 = 2500</text:p>
      <text:h text:style-name="Heading_20_4" text:outline-level="4">60 movement rate</text:h>
      <text:p text:style-name="Text_20_body">Expeditious Retreat PHB Pg. 228</text:p>
      <text:p text:style-name="Text_20_body">1st Spell x 1st Caster x 2000 continuous x 2 1 min/level = 4000</text:p>
      <text:h text:style-name="Heading_20_3" text:outline-level="3">Cost Effects (Total: 900 + 16200 + 16200 + 4000 + 2500 + base = 54600)</text:h>
      <text:h text:style-name="Heading_20_4" text:outline-level="4">Similar Properties</text:h>
      <text:p text:style-name="Text_20_body">Usable qualities are all spell like effects</text:p>
      <text:p text:style-name="Text_20_body">16200 x (16200 <text:s/>x .75) x ((900 + 4000 + 2500 + base) x .5) = 39450</text:p>
      <text:h text:style-name="Heading_20_4" text:outline-level="4">Specific class or alignment</text:h>
      <text:p text:style-name="Text_20_body">Must be a token bearer to use</text:p>
      <text:p text:style-name="Text_20_body">54600 x .3 = 16380</text:p>
      <text:h text:style-name="Heading_20_3" text:outline-level="3">Totals (After effects: 39450 – 16380 = 23070 GP)</text:h>
      <text:h text:style-name="Heading_20_4" text:outline-level="4">In dollars</text:h>
      <text:p text:style-name="Text_20_body">23070 GP x 100$/GP = $2,307,000</text:p>
      <text:h text:style-name="Heading_20_2" text:outline-level="2" text:is-list-header="true"><text:soft-page-break/>Ordermonger</text:h>
      <text:h text:style-name="Heading_20_3" text:outline-level="3">Powers</text:h>
      <text:h text:style-name="Heading_20_4" text:outline-level="4">Minor Repair</text:h>
      <text:p text:style-name="Text_20_body">Mending PHB Pg. 253</text:p>
      <text:p text:style-name="Text_20_body">0th spell x 1st Caster x 1800 Command word = 900</text:p>
      <text:h text:style-name="Heading_20_4" text:outline-level="4">Major Repair</text:h>
      <text:p text:style-name="Text_20_body">Make Whole PHB Pg.252</text:p>
      <text:p text:style-name="Text_20_body">2nd Spell x 3rd Caster x 1800 Command word / (5/3) uses/day = 6480</text:p>
      <text:h text:style-name="Heading_20_4" text:outline-level="4">Refurbish</text:h>
      <text:p text:style-name="Text_20_body">Fabricate PHB Pg. 229</text:p>
      <text:p text:style-name="Text_20_body">5th Spell x 9th Caster x 1800 Command word / (5/1) uses/day = 16200</text:p>
      <text:h text:style-name="Heading_20_3" text:outline-level="3">Cost Effects (Total: 16200 + 6480 + 900 + base = 38380)</text:h>
      <text:h text:style-name="Heading_20_4" text:outline-level="4">Similar Properties</text:h>
      <text:p text:style-name="Text_20_body">Usable qualities are all spell like effects</text:p>
      <text:p text:style-name="Text_20_body">16200 x (10800 x .75) x ((900 + 4000 + 6480) x .5) = 29990</text:p>
      <text:h text:style-name="Heading_20_4" text:outline-level="4">Specific class or alignment</text:h>
      <text:p text:style-name="Text_20_body">Must be a token bearer to use</text:p>
      <text:p text:style-name="Text_20_body">38380 x .3 = 11514</text:p>
      <text:h text:style-name="Heading_20_3" text:outline-level="3">Totals (After effects: 29990 – 11514 = 18476 GP)</text:h>
      <text:h text:style-name="Heading_20_4" text:outline-level="4">In Dollars</text:h>
      <text:p text:style-name="Text_20_body">18476 GP x 100$/GP = $1.847.600</text:p>
      <text:h text:style-name="Heading_20_2" text:outline-level="2" text:is-list-header="true">Digger</text:h>
      <text:h text:style-name="Heading_20_3" text:outline-level="3">Powers</text:h>
      <text:h text:style-name="Heading_20_4" text:outline-level="4">Carve Earth</text:h>
      <text:p text:style-name="Text_20_body">Arbitrary</text:p>
      <text:p text:style-name="Text_20_body">2nd Spell x 3rd Caster x 1800 Command word = 10800</text:p>
      <text:h text:style-name="Heading_20_4" text:outline-level="4">Change Hardness</text:h>
      <text:p text:style-name="Text_20_body">Soften earth and stone</text:p>
      <text:p text:style-name="Text_20_body">2nd Spell (druid) x 3rd Caster x 1800 Command word / (5/3) Uses/day = 6480</text:p>
      <text:h text:style-name="Heading_20_4" text:outline-level="4"><text:soft-page-break/>Vent Earth</text:h>
      <text:p text:style-name="Text_20_body">Leomund's Secret Chest PHB Pg. 247</text:p>
      <text:p text:style-name="Text_20_body">5th Spell x 9th Caster x 1800 Command word / (5/1) Uses/day = 16200</text:p>
      <text:h text:style-name="Heading_20_3" text:outline-level="3">Properties</text:h>
      <text:h text:style-name="Heading_20_4" text:outline-level="4">Knowledge (Architecture) + 5</text:h>
      <text:p text:style-name="Text_20_body">5^2 * 100 = 2500</text:p>
      <text:h text:style-name="Heading_20_4" text:outline-level="4">Knowledge (Masonry) + 5</text:h>
      <text:p text:style-name="Text_20_body">5^2 * 100 = 2500</text:p>
      <text:h text:style-name="Heading_20_4" text:outline-level="4">Craft (Stonework) + 5</text:h>
      <text:p text:style-name="Text_20_body">5^2 * 100 = 2500</text:p>
      <text:h text:style-name="Heading_20_3" text:outline-level="3">Cost Effects (Total: 10800 + 6480 + 16200 + 2500 + 2500 + 2500 + base = 55780)</text:h>
      <text:h text:style-name="Heading_20_4" text:outline-level="4">Similar Properties</text:h>
      <text:p text:style-name="Text_20_body">Usable qualities are all spell like effects</text:p>
      <text:p text:style-name="Text_20_body">16200 x (10800 x .75) x ((base + 6480+ (2500 x 3)) x .5) = 35990</text:p>
      <text:h text:style-name="Heading_20_4" text:outline-level="4">Specific class or alignment</text:h>
      <text:p text:style-name="Text_20_body">Must be a token bearer to use</text:p>
      <text:p text:style-name="Text_20_body">55780 <text:s/>x .3 = 16734</text:p>
      <text:h text:style-name="Heading_20_3" text:outline-level="3">Totals (After effects: 35990 – 16734 = 19256)</text:h>
      <text:h text:style-name="Heading_20_4" text:outline-level="4">In Dollars</text:h>
      <text:p text:style-name="Text_20_body">19256 GP x 100$/GP = $1,925,600</text:p>
      <text:h text:style-name="Heading_20_2" text:outline-level="2" text:is-list-header="true">Waterflit</text:h>
      <text:h text:style-name="Heading_20_3" text:outline-level="3">Powers</text:h>
      <text:h text:style-name="Heading_20_4" text:outline-level="4">Purify Water</text:h>
      <text:p text:style-name="Text_20_body">Purify Food &amp; Drink PHB Pg. 267</text:p>
      <text:p text:style-name="Text_20_body">0th Spell x 1st Caster x 1800 Command word = 900</text:p>
      <text:h text:style-name="Heading_20_4" text:outline-level="4">Dehydrate</text:h>
      <text:p text:style-name="Text_20_body">Blight PHB Pg. 206</text:p>
      <text:p text:style-name="Text_20_body">4th Spell (druid) x 7th Caster x 1800 Command word / (5/3) Uses/day = <text:s/>30240</text:p>
      <text:h text:style-name="Heading_20_4" text:outline-level="4">Summon Clouds</text:h>
      <text:p text:style-name="Text_20_body">Control Weather PHB Pg. 214</text:p>
      <text:p text:style-name="Text_20_body"><text:soft-page-break/>7th Spell x 13th Caster x 1800 Command word / (5/(1/30)) uses/day = 1080</text:p>
      <text:h text:style-name="Heading_20_3" text:outline-level="3">Properties</text:h>
      <text:h text:style-name="Heading_20_4" text:outline-level="4">Swim 20</text:h>
      <text:p text:style-name="Text_20_body">Freedom of movement PHB pg.233</text:p>
      <text:p text:style-name="Text_20_body">4th spell x 7th caster <text:s/>x 2000 continuous x 1.5 10 min/level = 84000</text:p>
      <text:h text:style-name="Heading_20_3" text:outline-level="3">Cost Effects (Total: 900 + 30240 + 1080 + 84000 + base = 131020)</text:h>
      <text:h text:style-name="Heading_20_4" text:outline-level="4">Similar Properties</text:h>
      <text:p text:style-name="Text_20_body">Usable qualities are all spell like effects</text:p>
      <text:p text:style-name="Text_20_body">84000 + (30240 x .75) + ((1080 + 900 + base) x .5) = 115070</text:p>
      <text:h text:style-name="Heading_20_4" text:outline-level="4">Specific class or alignment</text:h>
      <text:p text:style-name="Text_20_body">Must be a token bearer to use</text:p>
      <text:p text:style-name="Text_20_body">131020 x .3 = 39306</text:p>
      <text:h text:style-name="Heading_20_3" text:outline-level="3">Totals (After effects: 115070 – 39306 = 75764 GP)</text:h>
      <text:h text:style-name="Heading_20_4" text:outline-level="4">In Dollars</text:h>
      <text:p text:style-name="Text_20_body">75764 GP x 100$/GP = $7,576,400</text:p>
      <text:h text:style-name="Heading_20_2" text:outline-level="2" text:is-list-header="true">Whisperer</text:h>
      <text:h text:style-name="Heading_20_3" text:outline-level="3">Powers</text:h>
      <text:h text:style-name="P3" text:outline-level="4">Read Animal Memories</text:h>
      <text:p text:style-name="Text_20_body">Speak With Animals PHB Pg.281</text:p>
      <text:p text:style-name="Text_20_body">1st Spell (druid) x 3rd Caster x 1800 Command word = 5400</text:p>
      <text:h text:style-name="P4" text:outline-level="4">Breadcrumbs</text:h>
      <text:p text:style-name="Text_20_body">Find The Path PHB Pg. 230</text:p>
      <text:p text:style-name="Text_20_body">6th Spell (druid) x 11th Caster x 1800 Command Word / (5/3) Uses/day = <text:s/>71280</text:p>
      <text:h text:style-name="P3" text:outline-level="4">Loan <text:span text:style-name="T1">Competence</text:span></text:h>
      <text:p text:style-name="Text_20_body">Awaken PHB Pg. 202</text:p>
      <text:p text:style-name="Text_20_body">5th Spell (Druid) x 9th Caster x 1800 Command word / (5/1) Uses/day = 16200</text:p>
      <text:h text:style-name="P2" text:outline-level="3">Properties</text:h>
      <text:h text:style-name="P3" text:outline-level="4">Knowledge (nature) + 10</text:h>
      <text:p text:style-name="Text_20_body">10^2 * 100 = 10000</text:p>
      <text:h text:style-name="Heading_20_3" text:outline-level="3" text:is-list-header="true"><text:soft-page-break/>Cost Effects (Total: 71280 + 16200 + 5400 + 10000 + base = 117680)</text:h>
      <text:h text:style-name="P3" text:outline-level="4">Similar <text:span text:style-name="T1">Properties</text:span></text:h>
      <text:p text:style-name="Text_20_body">Usable qualities are all spell like effects</text:p>
      <text:p text:style-name="Text_20_body">71280 + (16200 x .75) + ((5400 + 10000 + base) x .5) = 98530</text:p>
      <text:h text:style-name="P3" text:outline-level="4"><text:span text:style-name="T1">Specific</text:span> class or alignment</text:h>
      <text:p text:style-name="Text_20_body">Must be a token bearer to use</text:p>
      <text:p text:style-name="Text_20_body">117680 x .3 = 35304</text:p>
      <text:h text:style-name="Heading_20_3" text:outline-level="3" text:is-list-header="true">Totals (After effects: 98530 – 35304 = 63226 GP)</text:h>
      <text:h text:style-name="Heading_20_4" text:outline-level="4">In Dollars</text:h>
      <text:p text:style-name="Text_20_body">63226 GP x 100$/GP = $6,322,600</text:p>
      <text:h text:style-name="Heading_20_2" text:outline-level="2">Firebug</text:h>
      <text:h text:style-name="Heading_20_3" text:outline-level="3">Powers</text:h>
      <text:h text:style-name="P4" text:outline-level="4">Extinguish</text:h>
      <text:p text:style-name="Text_20_body">Quench PHB Pg. 267</text:p>
      <text:p text:style-name="Text_20_body">3rd Spell (Druid) x 5th caster x 1800 Command word = 27000</text:p>
      <text:h text:style-name="P3" text:outline-level="4">Scorch Earth</text:h>
      <text:p text:style-name="Text_20_body">Fire Storm PHB Pg. 231</text:p>
      <text:p text:style-name="Text_20_body">7th Spell (Druid) x 13th Caster x 1800 Command word / (5/3) Uses/day = 98280</text:p>
      <text:h text:style-name="P4" text:outline-level="4">Rainshot</text:h>
      <text:p text:style-name="Text_20_body">Teleport Circle PHB Pg. 293</text:p>
      <text:p text:style-name="Text_20_body">9th spell x 17th caster x 1800 Command word / (5/1) Uses/day = 55080</text:p>
      <text:h text:style-name="P2" text:outline-level="3">Properties</text:h>
      <text:h text:style-name="P3" text:outline-level="4">Resist fire 10</text:h>
      <text:p text:style-name="Text_20_body">Resist Energy PHB Pg. 272</text:p>
      <text:p text:style-name="Text_20_body">2nd spell x 3rd Caster x 2000 continuous * 1.5 10 min/level = 18000</text:p>
      <text:h text:style-name="Heading_20_3" text:outline-level="3" text:is-list-header="true">Cost Effects (Total: 27000 + 98280 + 55080 + 18000 + base = 213160)</text:h>
      <text:h text:style-name="P3" text:outline-level="4"><text:span text:style-name="T1">Similar</text:span> Properties</text:h>
      <text:p text:style-name="Text_20_body">Usable qualities are all spell like effects</text:p>
      <text:p text:style-name="Text_20_body">98280 + (55080 x .75) + ((27000 + 18000 + base) x .5) = 169490</text:p>
      <text:h text:style-name="P3" text:outline-level="4"><text:soft-page-break/>Specific class or alignment</text:h>
      <text:p text:style-name="Text_20_body">Must be a token bearer to use</text:p>
      <text:p text:style-name="Text_20_body">213160 x .3 = 63948</text:p>
      <text:h text:style-name="Heading_20_3" text:outline-level="3" text:is-list-header="true">Totals (After effects: 169490 – 63948 = 105542 GP)</text:h>
      <text:h text:style-name="Heading_20_4" text:outline-level="4">In Dollars</text:h>
      <text:p text:style-name="Text_20_body">105542 GP x 100$/GP = $10,554,200</text:p>
      <text:h text:style-name="Heading_20_2" text:outline-level="2">Summary</text:h>
      <text:list xml:id="list37459226" text:style-name="L1">
        <text:list-item>
          <text:p text:style-name="P1">Protectors = $5,770,000</text:p>
        </text:list-item>
        <text:list-item>
          <text:p text:style-name="P1">Preservers = <text:s/>$4,898,800</text:p>
        </text:list-item>
        <text:list-item>
          <text:p text:style-name="P1">Plant Tender = $4,218,000</text:p>
        </text:list-item>
        <text:list-item>
          <text:p text:style-name="P1">Cycler = $4,085,000</text:p>
        </text:list-item>
        <text:list-item>
          <text:p text:style-name="P1">Gatekeeper = $2,930,400</text:p>
        </text:list-item>
        <text:list-item>
          <text:p text:style-name="P1">Brighteyed = $2,175,600</text:p>
        </text:list-item>
        <text:list-item>
          <text:p text:style-name="P1">Darkeyed = $2,175,600</text:p>
        </text:list-item>
        <text:list-item>
          <text:p text:style-name="P1">Ordermonger = $1.847.600</text:p>
        </text:list-item>
        <text:list-item>
          <text:p text:style-name="P1">Digger = $1,925,600</text:p>
        </text:list-item>
        <text:list-item>
          <text:p text:style-name="P1">Waterflit = $7,576,400</text:p>
        </text:list-item>
        <text:list-item>
          <text:p text:style-name="P1">Whisperer = $6,322,600</text:p>
        </text:list-item>
        <text:list-item>
          <text:p text:style-name="P1">Firebug = $10,554,2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2598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20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0346in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in" fo:border-left="none" fo:border-right="none" fo:border-top="none" fo:border-bottom="0.0071in solid #000000" style:shadow="none"/>
      <style:text-properties fo:font-size="12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style:shadow="none"/>
      <style:text-properties fo:font-size="12pt" fo:font-style="normal" style:text-underline-style="dash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reenlappy</meta:initial-creator>
    <meta:creation-date>2008-07-03T19:25:55</meta:creation-date>
    <dc:date>2009-06-21T18:54:13.89</dc:date>
    <meta:editing-cycles>19</meta:editing-cycles>
    <meta:editing-duration>PT141H39M40S</meta:editing-duration>
    <meta:document-statistic meta:table-count="0" meta:image-count="0" meta:object-count="0" meta:page-count="12" meta:paragraph-count="329" meta:word-count="1935" meta:character-count="9622"/>
    <meta:user-defined meta:name="Info 1"/>
    <meta:user-defined meta:name="Info 2"/>
    <meta:user-defined meta:name="Info 3"/>
    <meta:user-defined meta:name="Info 4"/>
  </office:meta>
</office:document-meta>
</file>